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atin Modern Roman" svg:font-family="'Latin Modern Roma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18cm" svg:stroke-color="#000000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2" style:family="graphic" style:parent-style-name="objectwithoutfill">
      <style:graphic-properties svg:stroke-width="0.018cm" svg:stroke-color="#000000" draw:marker-start-width="0.227cm" draw:marker-end-width="0.227cm" draw:fill="solid" draw:textarea-vertical-align="middle" fo:padding-top="0.134cm" fo:padding-bottom="0.134cm" fo:padding-left="0.259cm" fo:padding-right="0.259cm"/>
      <style:paragraph-properties style:writing-mode="lr-tb"/>
    </style:style>
    <style:style style:name="gr3" style:family="graphic" style:parent-style-name="standard">
      <style:graphic-properties draw:stroke="none" draw:fill="none" fo:min-height="1.35cm"/>
      <style:paragraph-properties style:writing-mode="lr-tb"/>
    </style:style>
    <style:style style:name="gr4" style:family="graphic" style:parent-style-name="standard">
      <style:graphic-properties draw:stroke="none" draw:fill="none" fo:min-height="1.809cm"/>
      <style:paragraph-properties style:writing-mode="lr-tb"/>
    </style:style>
    <style:style style:name="gr5" style:family="graphic" style:parent-style-name="standard">
      <style:graphic-properties draw:stroke="none" draw:fill="none" fo:min-height="0.904cm"/>
      <style:paragraph-properties style:writing-mode="lr-tb"/>
    </style:style>
    <style:style style:name="gr6" style:family="graphic" style:parent-style-name="standard">
      <style:graphic-properties draw:stroke="none" draw:fill="none" fo:min-height="2.681cm"/>
      <style:paragraph-properties style:writing-mode="lr-tb"/>
    </style:style>
    <style:style style:name="gr7" style:family="graphic" style:parent-style-name="objectwithoutfill">
      <style:graphic-properties svg:stroke-width="0.159cm" svg:stroke-color="#3465a4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8" style:family="graphic" style:parent-style-name="objectwithoutfill">
      <style:graphic-properties draw:stroke="dash" draw:stroke-dash="Fine_20_Dashed" svg:stroke-width="0.159cm" svg:stroke-color="#3465a4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9" style:family="graphic">
      <style:graphic-properties style:protect="size"/>
    </style:style>
    <style:style style:name="gr10" style:family="graphic" style:parent-style-name="objectwithoutfill">
      <style:graphic-properties svg:stroke-width="0.159cm" svg:stroke-color="#069a2e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11" style:family="graphic" style:parent-style-name="objectwithoutfill">
      <style:graphic-properties draw:stroke="dash" draw:stroke-dash="Fine_20_Dashed" svg:stroke-width="0.159cm" svg:stroke-color="#069a2e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pr1" style:family="presentation" style:parent-style-name="Predeterminado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text-properties fo:font-size="25pt" fo:font-style="italic" style:font-size-asian="25pt" style:font-style-asian="italic" style:font-size-complex="25pt" style:font-style-complex="italic"/>
    </style:style>
    <style:style style:name="P3" style:family="paragraph">
      <loext:graphic-properties draw:fill="none"/>
      <style:text-properties fo:font-size="25pt" fo:font-style="italic" style:font-size-asian="25pt" style:font-style-asian="italic" style:font-size-complex="25pt" style:font-style-complex="italic"/>
    </style:style>
    <style:style style:name="P4" style:family="paragraph">
      <style:text-properties fo:font-size="25pt" style:font-size-asian="25pt" style:font-size-complex="25pt"/>
    </style:style>
    <style:style style:name="P5" style:family="paragraph">
      <loext:graphic-properties draw:fill="none"/>
      <style:text-properties fo:font-size="25pt" style:font-size-asian="25pt" style:font-size-complex="25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loext:graphic-properties draw:fill="none"/>
      <style:text-properties fo:font-size="22pt" style:font-size-asian="22pt" style:font-size-complex="22pt"/>
    </style:style>
    <style:style style:name="P8" style:family="paragraph">
      <loext:graphic-properties draw:fill-color="#ffffff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style:font-name="Latin Modern Roman" fo:font-size="25pt" fo:font-style="italic" style:font-size-asian="25pt" style:font-style-asian="italic" style:font-size-complex="25pt" style:font-style-complex="italic"/>
    </style:style>
    <style:style style:name="T2" style:family="text">
      <style:text-properties style:font-name="Latin Modern Roman" fo:font-size="25pt" style:font-size-asian="25pt" style:font-size-complex="25pt"/>
    </style:style>
    <style:style style:name="T3" style:family="text">
      <style:text-properties style:font-name="Latin Modern Roman" fo:font-size="22pt" style:font-size-asian="22pt" style:font-size-complex="22pt"/>
    </style:style>
    <style:style style:name="T4" style:family="text">
      <style:text-properties style:text-position="-33% 58%" style:font-name="Latin Modern Roman" fo:font-size="25pt" fo:font-style="italic" style:font-size-asian="25pt" style:font-style-asian="italic" style:font-size-complex="25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line draw:style-name="gr1" draw:text-style-name="P1" draw:layer="layout" svg:x1="7cm" svg:y1="3.4cm" svg:x2="7cm" svg:y2="12cm">
          <text:p/>
        </draw:line>
        <draw:line draw:style-name="gr2" draw:text-style-name="P1" draw:layer="layout" svg:x1="6.169cm" svg:y1="7.696cm" svg:x2="17.188cm" svg:y2="7.695cm">
          <text:p/>
        </draw:line>
        <draw:frame draw:style-name="gr3" draw:text-style-name="P3" draw:layer="layout" svg:width="1.01cm" svg:height="1.6cm" svg:x="12cm" svg:y="9.6cm">
          <draw:text-box>
            <text:p text:style-name="P2"><text:span text:style-name="T1">K</text:span></text:p>
          </draw:text-box>
        </draw:frame>
        <draw:frame draw:style-name="gr4" draw:text-style-name="P5" draw:layer="layout" svg:width="4.4cm" svg:height="2.059cm" svg:x="4.8cm" svg:y="2cm">
          <draw:text-box>
            <text:p text:style-name="P4"><text:span text:style-name="T2">G</text:span><text:span text:style-name="T2">a</text:span><text:span text:style-name="T2">n</text:span><text:span text:style-name="T2">a</text:span><text:span text:style-name="T2">n</text:span><text:span text:style-name="T2">c</text:span><text:span text:style-name="T2">i</text:span><text:span text:style-name="T2">a</text:span></text:p>
          </draw:text-box>
        </draw:frame>
        <draw:frame draw:style-name="gr5" draw:text-style-name="P7" draw:layer="layout" svg:width="1.01cm" svg:height="2.596cm" svg:x="17.188cm" svg:y="6.8cm">
          <draw:text-box>
            <text:p text:style-name="P6"><text:span text:style-name="T1">S</text:span></text:p>
            <text:p text:style-name="P6"><text:span text:style-name="T3"/></text:p>
          </draw:text-box>
        </draw:frame>
        <draw:frame draw:style-name="gr6" draw:text-style-name="P3" draw:layer="layout" svg:width="1.61cm" svg:height="2.931cm" svg:x="5.59cm" svg:y="8.6cm">
          <draw:text-box>
            <text:p text:style-name="P2"><text:span text:style-name="T1">C</text:span><text:span text:style-name="T4">0</text:span></text:p>
          </draw:text-box>
        </draw:frame>
        <draw:line draw:style-name="gr7" draw:text-style-name="P1" draw:layer="layout" svg:x1="7cm" svg:y1="7.696cm" svg:x2="12.6cm" svg:y2="7.696cm">
          <text:p/>
        </draw:line>
        <draw:line draw:style-name="gr7" draw:text-style-name="P1" draw:layer="layout" svg:x1="12.5cm" svg:y1="7.7cm" svg:x2="17.087cm" svg:y2="4.488cm">
          <text:p/>
        </draw:line>
        <draw:line draw:style-name="gr8" draw:text-style-name="P1" draw:layer="layout" svg:x1="7cm" svg:y1="9.4cm" svg:x2="12.8cm" svg:y2="9.4cm">
          <text:p/>
        </draw:line>
        <draw:line draw:style-name="gr8" draw:text-style-name="P1" draw:layer="layout" svg:x1="12.612cm" svg:y1="9.412cm" svg:x2="17.8cm" svg:y2="5.8cm">
          <text:p/>
        </draw:lin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line draw:style-name="gr1" draw:text-style-name="P1" draw:layer="layout" svg:x1="7cm" svg:y1="3.4cm" svg:x2="7cm" svg:y2="12cm">
          <text:p/>
        </draw:line>
        <draw:line draw:style-name="gr2" draw:text-style-name="P1" draw:layer="layout" svg:x1="6.169cm" svg:y1="7.696cm" svg:x2="17.188cm" svg:y2="7.695cm">
          <text:p/>
        </draw:line>
        <draw:frame draw:style-name="gr3" draw:text-style-name="P3" draw:layer="layout" svg:width="1.01cm" svg:height="1.6cm" svg:x="12.19cm" svg:y="3.974cm">
          <draw:text-box>
            <text:p text:style-name="P2"><text:span text:style-name="T1">K</text:span></text:p>
          </draw:text-box>
        </draw:frame>
        <draw:frame draw:style-name="gr4" draw:text-style-name="P5" draw:layer="layout" svg:width="4.4cm" svg:height="2.059cm" svg:x="4.8cm" svg:y="2cm">
          <draw:text-box>
            <text:p text:style-name="P4"><text:span text:style-name="T2">G</text:span><text:span text:style-name="T2">a</text:span><text:span text:style-name="T2">n</text:span><text:span text:style-name="T2">a</text:span><text:span text:style-name="T2">n</text:span><text:span text:style-name="T2">c</text:span><text:span text:style-name="T2">i</text:span><text:span text:style-name="T2">a</text:span></text:p>
          </draw:text-box>
        </draw:frame>
        <draw:frame draw:style-name="gr5" draw:text-style-name="P7" draw:layer="layout" svg:width="1.01cm" svg:height="2.596cm" svg:x="17.188cm" svg:y="6.8cm">
          <draw:text-box>
            <text:p text:style-name="P6"><text:span text:style-name="T1">S</text:span></text:p>
            <text:p text:style-name="P6"><text:span text:style-name="T3"/></text:p>
          </draw:text-box>
        </draw:frame>
        <draw:frame draw:style-name="gr6" draw:text-style-name="P3" draw:layer="layout" svg:width="1.61cm" svg:height="2.931cm" svg:x="5.39cm" svg:y="4.764cm">
          <draw:text-box>
            <text:p text:style-name="P2"><text:span text:style-name="T1">C</text:span><text:span text:style-name="T4">0</text:span></text:p>
          </draw:text-box>
        </draw:frame>
        <draw:line draw:style-name="gr10" draw:text-style-name="P1" draw:layer="layout" svg:x1="7cm" svg:y1="7.696cm" svg:x2="12.6cm" svg:y2="7.696cm">
          <text:p/>
        </draw:line>
        <draw:line draw:style-name="gr10" draw:text-style-name="P1" draw:layer="layout" svg:x1="12.5cm" svg:y1="7.7cm" svg:x2="17.087cm" svg:y2="10.912cm">
          <text:p/>
        </draw:line>
        <draw:line draw:style-name="gr11" draw:text-style-name="P1" draw:layer="layout" svg:x1="7cm" svg:y1="5.6cm" svg:x2="12.8cm" svg:y2="5.6cm">
          <text:p/>
        </draw:line>
        <draw:line draw:style-name="gr11" draw:text-style-name="P1" draw:layer="layout" svg:x1="12.622cm" svg:y1="5.574cm" svg:x2="17.8cm" svg:y2="9.2cm">
          <text:p/>
        </draw:line>
        <presentation:notes draw:style-name="dp1">
          <draw:page-thumbnail draw:style-name="gr9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line draw:style-name="gr1" draw:text-style-name="P1" draw:layer="layout" svg:x1="7cm" svg:y1="3.4cm" svg:x2="7cm" svg:y2="12cm">
          <text:p/>
        </draw:line>
        <draw:line draw:style-name="gr2" draw:text-style-name="P1" draw:layer="layout" svg:x1="6.169cm" svg:y1="7.696cm" svg:x2="17.188cm" svg:y2="7.695cm">
          <text:p/>
        </draw:line>
        <draw:frame draw:style-name="gr3" draw:text-style-name="P3" draw:layer="layout" svg:width="1.01cm" svg:height="1.6cm" svg:x="10.8cm" svg:y="9.2cm">
          <draw:text-box>
            <text:p text:style-name="P2"><text:span text:style-name="T1">K</text:span></text:p>
          </draw:text-box>
        </draw:frame>
        <draw:frame draw:style-name="gr4" draw:text-style-name="P5" draw:layer="layout" svg:width="4.4cm" svg:height="2.059cm" svg:x="4.8cm" svg:y="2cm">
          <draw:text-box>
            <text:p text:style-name="P4"><text:span text:style-name="T2">G</text:span><text:span text:style-name="T2">a</text:span><text:span text:style-name="T2">n</text:span><text:span text:style-name="T2">a</text:span><text:span text:style-name="T2">n</text:span><text:span text:style-name="T2">c</text:span><text:span text:style-name="T2">i</text:span><text:span text:style-name="T2">a</text:span></text:p>
          </draw:text-box>
        </draw:frame>
        <draw:frame draw:style-name="gr5" draw:text-style-name="P7" draw:layer="layout" svg:width="1.01cm" svg:height="2.596cm" svg:x="17.188cm" svg:y="6.8cm">
          <draw:text-box>
            <text:p text:style-name="P6"><text:span text:style-name="T1">S</text:span></text:p>
            <text:p text:style-name="P6"><text:span text:style-name="T3"/></text:p>
          </draw:text-box>
        </draw:frame>
        <draw:frame draw:style-name="gr3" draw:text-style-name="P3" draw:layer="layout" svg:width="1.61cm" svg:height="1.682cm" svg:x="5.6cm" svg:y="8.6cm">
          <draw:text-box>
            <text:p text:style-name="P2"><text:span text:style-name="T1">C</text:span><text:span text:style-name="T4">0</text:span></text:p>
          </draw:text-box>
        </draw:frame>
        <draw:line draw:style-name="gr7" draw:text-style-name="P1" draw:layer="layout" svg:x1="11.588cm" svg:y1="7.696cm" svg:x2="17.188cm" svg:y2="7.696cm">
          <text:p/>
        </draw:line>
        <draw:line draw:style-name="gr7" draw:text-style-name="P1" draw:layer="layout" svg:x1="7cm" svg:y1="4.4cm" svg:x2="11.6cm" svg:y2="7.696cm">
          <text:p/>
        </draw:line>
        <draw:line draw:style-name="gr8" draw:text-style-name="P1" draw:layer="layout" svg:x1="11.6cm" svg:y1="9.2cm" svg:x2="17.188cm" svg:y2="9.2cm">
          <text:p/>
        </draw:line>
        <draw:line draw:style-name="gr8" draw:text-style-name="P1" draw:layer="layout" svg:x1="7cm" svg:y1="5.8cm" svg:x2="11.6cm" svg:y2="9.2cm">
          <text:p/>
        </draw:line>
        <presentation:notes draw:style-name="dp1">
          <draw:page-thumbnail draw:style-name="gr9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line draw:style-name="gr1" draw:text-style-name="P1" draw:layer="layout" svg:x1="7cm" svg:y1="3.4cm" svg:x2="7cm" svg:y2="12cm">
          <text:p/>
        </draw:line>
        <draw:line draw:style-name="gr2" draw:text-style-name="P1" draw:layer="layout" svg:x1="6.169cm" svg:y1="7.696cm" svg:x2="17.188cm" svg:y2="7.695cm">
          <text:p/>
        </draw:line>
        <draw:frame draw:style-name="gr3" draw:text-style-name="P3" draw:layer="layout" svg:width="1.01cm" svg:height="1.6cm" svg:x="11cm" svg:y="4.648cm">
          <draw:text-box>
            <text:p text:style-name="P2"><text:span text:style-name="T1">K</text:span></text:p>
          </draw:text-box>
        </draw:frame>
        <draw:frame draw:style-name="gr4" draw:text-style-name="P5" draw:layer="layout" svg:width="4.4cm" svg:height="2.059cm" svg:x="4.8cm" svg:y="2cm">
          <draw:text-box>
            <text:p text:style-name="P4"><text:span text:style-name="T2">Ganancia</text:span></text:p>
          </draw:text-box>
        </draw:frame>
        <draw:frame draw:style-name="gr5" draw:text-style-name="P7" draw:layer="layout" svg:width="1.01cm" svg:height="2.596cm" svg:x="17.188cm" svg:y="6.8cm">
          <draw:text-box>
            <text:p text:style-name="P6"><text:span text:style-name="T1">S</text:span></text:p>
            <text:p text:style-name="P6"><text:span text:style-name="T3"/></text:p>
          </draw:text-box>
        </draw:frame>
        <draw:frame draw:style-name="gr6" draw:text-style-name="P3" draw:layer="layout" svg:width="1.61cm" svg:height="2.931cm" svg:x="5.59cm" svg:y="5.269cm">
          <draw:text-box>
            <text:p text:style-name="P2"><text:span text:style-name="T1">C</text:span><text:span text:style-name="T4">0</text:span></text:p>
          </draw:text-box>
        </draw:frame>
        <draw:line draw:style-name="gr10" draw:text-style-name="P1" draw:layer="layout" svg:x1="11.588cm" svg:y1="7.695cm" svg:x2="17.188cm" svg:y2="7.695cm">
          <text:p/>
        </draw:line>
        <draw:line draw:style-name="gr10" draw:text-style-name="P1" draw:layer="layout" svg:x1="7.012cm" svg:y1="10.907cm" svg:x2="11.599cm" svg:y2="7.695cm">
          <text:p/>
        </draw:line>
        <draw:line draw:style-name="gr11" draw:text-style-name="P1" draw:layer="layout" svg:x1="11.4cm" svg:y1="6.248cm" svg:x2="17.2cm" svg:y2="6.248cm">
          <text:p/>
        </draw:line>
        <draw:line draw:style-name="gr11" draw:text-style-name="P1" draw:layer="layout" svg:x1="6.965cm" svg:y1="9.377cm" svg:x2="11.434cm" svg:y2="6.248cm">
          <text:p/>
        </draw:line>
        <presentation:notes draw:style-name="dp1">
          <draw:page-thumbnail draw:style-name="gr9" draw:layer="layout" svg:width="19.798cm" svg:height="11.136cm" svg:x="0.6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atin Modern Roman" svg:font-family="'Latin Modern Roma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1-14T21:49:14.283961010</meta:creation-date>
    <dc:date>2020-01-14T22:41:49.051575936</dc:date>
    <meta:editing-duration>PT20M40S</meta:editing-duration>
    <meta:editing-cycles>5</meta:editing-cycles>
    <meta:generator>LibreOffice/6.3.4.2$Linux_X86_64 LibreOffice_project/30$Build-2</meta:generator>
    <meta:document-statistic meta:object-count="69"/>
  </office:meta>
</office:document-meta>
</file>